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line-through-style="none" style:text-line-through-type="none" officeooo:rsid="0016986e" officeooo:paragraph-rsid="0016986e"/>
    </style:style>
    <style:style style:name="P2" style:family="paragraph" style:parent-style-name="Table_20_Contents">
      <style:text-properties officeooo:rsid="0016986e" officeooo:paragraph-rsid="00169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leLine2683405972608">
          <table:table-cell table:style-name="Tabela1.A1" office:value-type="string">
            <text:p text:style-name="P2">Clínica</text:p>
          </table:table-cell>
        </table:table-row>
        <table:table-row table:style-name="TableLine2683405972608">
          <table:table-cell table:style-name="Tabela1.A2" office:value-type="string">
            <text:p text:style-name="P2">NumeroClinica : String</text:p>
            <text:p text:style-name="P2">CEP : String</text:p>
            <text:p text:style-name="P2">Cidade : String</text:p>
            <text:p text:style-name="P2">Bairro : String</text:p>
            <text:p text:style-name="P2">Rua : String</text:p>
            <text:p text:style-name="P2">NumeroRua : String</text:p>
          </table:table-cell>
        </table:table-row>
        <table:table-row table:style-name="TableLine2683405972608">
          <table:table-cell table:style-name="Tabela1.A2" office:value-type="string">
            <text:p text:style-name="P2">AddClinica();</text:p>
            <text:p text:style-name="P2">RemClinica();</text:p>
            <text:p text:style-name="P2">ListClinica();</text:p>
          </table:table-cell>
        </table:table-row>
      </table:table>
      <text:p text:style-name="P1"/>
      <text:p text:style-name="P1"/>
      <text:p text:style-name="P1"/>
      <table:table table:name="Tabela2" table:style-name="Tabela2">
        <table:table-column table:style-name="Tabela2.A"/>
        <table:table-row table:style-name="TableLine2683405961376">
          <table:table-cell table:style-name="Tabela2.A1" office:value-type="string">
            <text:p text:style-name="P2">Medico</text:p>
          </table:table-cell>
        </table:table-row>
        <table:table-row table:style-name="TableLine2683405961376">
          <table:table-cell table:style-name="Tabela2.A2" office:value-type="string">
            <text:p text:style-name="P2">Nome : String</text:p>
            <text:p text:style-name="P2">Especial : String</text:p>
            <text:p text:style-name="P2">Clinica : String</text:p>
          </table:table-cell>
        </table:table-row>
        <table:table-row table:style-name="TableLine2683405961376">
          <table:table-cell table:style-name="Tabela2.A2" office:value-type="string">
            <text:p text:style-name="P2">AddMedico();</text:p>
            <text:p text:style-name="P2">RemMedico();</text:p>
            <text:p text:style-name="P2">ListMedico();</text:p>
          </table:table-cell>
        </table:table-row>
      </table:table>
      <text:p text:style-name="P1"/>
      <text:p text:style-name="P1"/>
      <text:p text:style-name="P1"/>
      <text:p text:style-name="P1"/>
      <table:table table:name="Tabela3" table:style-name="Tabela3">
        <table:table-column table:style-name="Tabela3.A"/>
        <table:table-row table:style-name="TableLine2683405953312">
          <table:table-cell table:style-name="Tabela3.A1" office:value-type="string">
            <text:p text:style-name="P2">Pessoa</text:p>
          </table:table-cell>
        </table:table-row>
        <table:table-row table:style-name="TableLine2683405953312">
          <table:table-cell table:style-name="Tabela3.A2" office:value-type="string">
            <text:p text:style-name="P2">Idade : String</text:p>
            <text:p text:style-name="P2">Sexo : String</text:p>
            <text:p text:style-name="P2">Data : Date</text:p>
            <text:p text:style-name="P2">Atendimento : String</text:p>
          </table:table-cell>
        </table:table-row>
        <table:table-row table:style-name="TableLine2683405953312">
          <table:table-cell table:style-name="Tabela3.A2" office:value-type="string">
            <text:p text:style-name="P2">AddPessoa();</text:p>
            <text:p text:style-name="P2">RemPessoa();</text:p>
            <text:p text:style-name="P2">ListPessoa()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1T17:56:54.426000000</meta:creation-date>
    <dc:date>2023-08-31T18:04:01.242000000</dc:date>
    <meta:editing-duration>PT7M7S</meta:editing-duration>
    <meta:editing-cycles>1</meta:editing-cycles>
    <meta:document-statistic meta:table-count="3" meta:image-count="0" meta:object-count="0" meta:page-count="1" meta:paragraph-count="25" meta:word-count="51" meta:character-count="331" meta:non-whitespace-character-count="305"/>
    <meta:generator>LibreOffice/7.3.5.2$Windows_X86_64 LibreOffice_project/184fe81b8c8c30d8b5082578aee2fed2ea847c01</meta:generator>
  </office:meta>
</office:document-meta>
</file>